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6000001D8000002080C988BB1.svm"/>
  <manifest:file-entry manifest:media-type="" manifest:full-path="Pictures/2000000F00000144000001D38DA694B5.svm"/>
  <manifest:file-entry manifest:media-type="" manifest:full-path="Pictures/20000016000001A5000001D3A9DC434A.svm"/>
  <manifest:file-entry manifest:media-type="" manifest:full-path="Pictures/2000000F000001F6000001D3800D5698.svm"/>
  <manifest:file-entry manifest:media-type="" manifest:full-path="Pictures/20000016000001E0000001D3ABD9FB83.svm"/>
  <manifest:file-entry manifest:media-type="" manifest:full-path="Pictures/20000016000001A5000001D319B3EB5D.svm"/>
  <manifest:file-entry manifest:media-type="" manifest:full-path="Pictures/2000000F000001D2000001D3F444D648.svm"/>
  <manifest:file-entry manifest:media-type="" manifest:full-path="Pictures/20000016000001F0000001D349A58883.svm"/>
  <manifest:file-entry manifest:media-type="" manifest:full-path="Pictures/20000016000002450000020FA8471426.svm"/>
  <manifest:file-entry manifest:media-type="" manifest:full-path="Pictures/2000000F000001FB000001D3BF0C5E31.svm"/>
  <manifest:file-entry manifest:media-type="" manifest:full-path="Pictures/2000001D0000036B000002125D8C5A3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2pt" fo:language="ru" fo:country="RU" style:font-name-asian="Times New Roman" style:font-size-asian="12pt" style:language-asian="ru" style:country-asian="RU" style:font-name-complex="Times New Roman" style:font-size-complex="12pt"/>
    </style:style>
    <style:style style:name="P3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fo:language="en" fo:country="US" fo:font-style="normal" fo:font-weight="normal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5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.5pt" style:font-name-asian="Times New Roman" style:font-size-asian="11.5pt" style:language-asian="ru" style:country-asian="RU" style:font-name-complex="Times New Roman" style:font-size-complex="11.5pt"/>
    </style:style>
    <style:style style:name="P6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7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ff0000" style:font-name="Calibri" fo:font-size="11.5pt" fo:language="ru" fo:country="RU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P8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font-size="11.5pt" fo:language="ru" fo:country="RU" style:font-size-asian="11.5pt" style:font-size-complex="11.5pt"/>
    </style:style>
    <style:style style:name="P9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font-size="11.5pt" style:font-size-asian="11.5pt" style:font-size-complex="11.5pt"/>
    </style:style>
    <style:style style:name="P10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47ff" style:font-name="Calibri" fo:font-size="11.5pt" fo:language="ru" fo:country="RU" fo:font-weight="normal" style:font-name-asian="Times New Roman" style:font-size-asian="11.5pt" style:language-asian="ru" style:country-asian="RU" style:font-weight-asian="normal" style:font-name-complex="Times New Roman" style:font-size-complex="11.5pt" style:font-weight-complex="normal"/>
    </style:style>
    <style:style style:name="P11" style:family="paragraph" style:parent-style-name="Standard">
      <style:paragraph-properties fo:margin-left="1.25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12" style:family="paragraph" style:parent-style-name="Standard">
      <style:paragraph-properties fo:margin-left="6.253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13" style:family="paragraph" style:parent-style-name="Standard">
      <style:paragraph-properties fo:margin-left="6.253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en" fo:country="US" style:font-name-asian="Times New Roman" style:font-size-asian="11.5pt" style:language-asian="ru" style:country-asian="RU" style:font-name-complex="Times New Roman" style:font-size-complex="11.5pt"/>
    </style:style>
    <style:style style:name="P14" style:family="paragraph" style:parent-style-name="Standard">
      <style:paragraph-properties fo:margin-left="3.752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15" style:family="paragraph" style:parent-style-name="Standard">
      <style:paragraph-properties fo:margin-left="5.002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</style:style>
    <style:style style:name="T1" style:family="text">
      <style:text-properties style:font-name-asian="Times New Roman" style:language-asian="ru" style:country-asian="RU" style:font-name-complex="Times New Roman"/>
    </style:style>
    <style:style style:name="T2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3" style:family="text">
      <style:text-properties fo:language="en" fo:country="US"/>
    </style:style>
    <style:style style:name="T4" style:family="text">
      <style:text-properties fo:color="#000000" style:font-name="Calibri" fo:font-size="12pt" fo:language="ru" fo:country="RU" style:font-name-asian="Times New Roman" style:font-size-asian="12pt" style:language-asian="ru" style:country-asian="RU" style:font-name-complex="Times New Roman" style:font-size-complex="12pt"/>
    </style:style>
    <style:style style:name="T5" style:family="text">
      <style:text-properties fo:color="#000000" style:font-name="Calibri" fo:font-size="12pt" style:font-name-asian="Times New Roman" style:font-size-asian="12pt" style:language-asian="ru" style:country-asian="RU" style:font-name-complex="Times New Roman" style:font-size-complex="12pt"/>
    </style:style>
    <style:style style:name="T6" style:family="text">
      <style:text-properties fo:color="#000000" style:font-name="Calibri" fo:font-size="12pt" fo:language="en" fo:country="US" style:font-name-asian="Times New Roman" style:font-size-asian="12pt" style:language-asian="ru" style:country-asian="RU" style:font-name-complex="Times New Roman" style:font-size-complex="12pt"/>
    </style:style>
    <style:style style:name="T7" style:family="text">
      <style:text-properties fo:color="#000000" style:font-name="Calibri"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8" style:family="text">
      <style:text-properties fo:color="#000000" style:font-name="Calibri" style:font-name-asian="Times New Roman" style:language-asian="ru" style:country-asian="RU" style:font-name-complex="Times New Roman"/>
    </style:style>
    <style:style style:name="T9" style:family="text">
      <style:text-properties fo:color="#000000" style:font-name="Calibri" fo:language="en" fo:country="US" style:font-name-asian="Times New Roman" style:language-asian="ru" style:country-asian="RU" style:font-name-complex="Times New Roman"/>
    </style:style>
    <style:style style:name="T10" style:family="text">
      <style:text-properties fo:color="#000000" style:font-name="Calibri" fo:language="ru" fo:country="RU" style:font-name-asian="Times New Roman" style:language-asian="ru" style:country-asian="RU" style:font-name-complex="Times New Roman"/>
    </style:style>
    <style:style style:name="T11" style:family="text">
      <style:text-properties fo:color="#000000" style:font-name="Calibri" fo:font-weight="bold" style:font-name-asian="Times New Roman" style:language-asian="ru" style:country-asian="RU" style:font-weight-asian="bold" style:font-name-complex="Times New Roman" style:font-weight-complex="bold"/>
    </style:style>
    <style:style style:name="T12" style:family="text">
      <style:text-properties fo:color="#ff000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99ff"/>
    </style:style>
    <style:style style:name="T16" style:family="text">
      <style:text-properties fo:color="#000080"/>
    </style:style>
    <style:style style:name="T17" style:family="text">
      <style:text-properties fo:color="#000080" fo:language="en" fo:country="US"/>
    </style:style>
    <style:style style:name="T18" style:family="text">
      <style:text-properties fo:color="#008000"/>
    </style:style>
    <style:style style:name="T19" style:family="text">
      <style:text-properties fo:font-size="11.5pt" style:font-size-asian="11.5pt" style:font-size-complex="11.5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41cm" svg:stroke-color="#ff0000" draw:marker-start="" draw:marker-start-width="0.259cm" draw:marker-start-center="false" draw:marker-end="Стили_20_стрелок_20_1" draw:marker-end-width="0.259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49cm" svg:stroke-color="#000080" draw:marker-start="" draw:marker-start-width="0.275cm" draw:marker-start-center="false" draw:marker-end="Стили_20_стрелок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3cm" svg:stroke-color="#008000" draw:marker-start="" draw:marker-start-width="0.245cm" draw:marker-start-center="false" draw:marker-end="Стили_20_стрелок_20_1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line draw:style-name="gr2" draw:text-style-name="P16" svg:x1="1.56cm" svg:y1="9.284cm" svg:x2="1.56cm" svg:y2="6.784cm">
          <text:p/>
        </draw:line>
        <draw:line draw:style-name="gr3" draw:text-style-name="P16" svg:x1="6.06cm" svg:y1="9.284cm" svg:x2="1.56cm" svg:y2="9.284cm">
          <text:p/>
        </draw:line>
        <draw:line draw:style-name="gr2" draw:text-style-name="P16" svg:x1="4.062cm" svg:y1="10.284cm" svg:x2="6.062cm" svg:y2="9.284cm">
          <text:p/>
        </draw:line>
        <draw:line draw:style-name="gr2" draw:text-style-name="P16" svg:x1="1.56cm" svg:y1="9.284cm" svg:x2="4.06cm" svg:y2="10.284cm">
          <text:p/>
        </draw:line>
        <draw:line draw:style-name="gr4" draw:text-style-name="P16" svg:x1="2.06cm" svg:y1="11.284cm" svg:x2="4.06cm" svg:y2="10.284cm">
          <text:p/>
        </draw:line>
        <draw:line draw:style-name="gr3" draw:text-style-name="P16" svg:x1="1.56cm" svg:y1="9.284cm" svg:x2="3.06cm" svg:y2="10.784cm">
          <text:p/>
        </draw:line>
        <draw:path draw:style-name="gr5" draw:text-style-name="P16" svg:width="0.299cm" svg:height="0.268cm" draw:transform="rotate (2.4153611518345) translate (3.13660404095363cm 10.8718165477847cm)" svg:viewBox="0 0 300 269" svg:d="m0 267c94-45 261 74 296-80v-123l4-64">
          <text:p/>
        </draw:path>
        <draw:frame draw:style-name="gr6" draw:text-style-name="P17" svg:width="0.477cm" svg:height="0.526cm" svg:x="1.06cm" svg:y="6.759cm">
          <draw:image xlink:href="Pictures/20000016000001D8000002080C988BB1.svm" xlink:type="simple" xlink:show="embed" xlink:actuate="onLoad">
            <text:p/>
          </draw:image>
        </draw:frame>
        <draw:frame draw:style-name="gr6" draw:text-style-name="P17" svg:width="0.481cm" svg:height="0.482cm" svg:x="6.061cm" svg:y="9.303cm">
          <draw:image xlink:href="Pictures/20000016000001E0000001D3ABD9FB83.svm" xlink:type="simple" xlink:show="embed" xlink:actuate="onLoad">
            <text:p/>
          </draw:image>
        </draw:frame>
        <draw:frame draw:style-name="gr6" draw:text-style-name="P17" svg:width="0.426cm" svg:height="0.482cm" svg:x="3.56cm" svg:y="9.585cm">
          <draw:image xlink:href="Pictures/20000016000001A5000001D319B3EB5D.svm" xlink:type="simple" xlink:show="embed" xlink:actuate="onLoad">
            <text:p/>
          </draw:image>
        </draw:frame>
        <draw:frame draw:style-name="gr6" draw:text-style-name="P17" svg:width="0.329cm" svg:height="0.482cm" svg:x="2.083cm" svg:y="10.059cm">
          <draw:image xlink:href="Pictures/2000000F00000144000001D38DA694B5.svm" xlink:type="simple" xlink:show="embed" xlink:actuate="onLoad">
            <text:p/>
          </draw:image>
        </draw:frame>
        <draw:frame draw:style-name="gr6" draw:text-style-name="P17" svg:width="0.507cm" svg:height="0.482cm" svg:x="1.032cm" svg:y="9.084cm">
          <draw:image xlink:href="Pictures/2000000F000001FB000001D3BF0C5E31.svm" xlink:type="simple" xlink:show="embed" xlink:actuate="onLoad">
            <text:p/>
          </draw:image>
        </draw:frame>
        <draw:frame draw:style-name="gr6" draw:text-style-name="P17" svg:width="0.507cm" svg:height="0.484cm" svg:x="3.653cm" svg:y="10.283cm">
          <draw:image xlink:href="Pictures/2000000F000001F6000001D3800D5698.svm" xlink:type="simple" xlink:show="embed" xlink:actuate="onLoad">
            <text:p/>
          </draw:image>
        </draw:frame>
        <draw:line draw:style-name="gr4" draw:text-style-name="P16" svg:x1="4.062cm" svg:y1="10.284cm" svg:x2="6.562cm" svg:y2="11.284cm">
          <text:p/>
        </draw:line>
        <draw:path draw:style-name="gr5" draw:text-style-name="P16" svg:width="0.309cm" svg:height="0.047cm" draw:transform="skewX (0.00593411945677951) rotate (-1.14109626495486) translate (4.37084410037048cm 10.1322351254456cm)" svg:viewBox="0 0 310 48" svg:d="m0 0c97 26 207-38 293 41l17 7">
          <text:p/>
        </draw:path>
        <draw:frame draw:style-name="gr6" draw:text-style-name="P17" svg:width="0.466cm" svg:height="0.484cm" svg:x="4.454cm" svg:y="9.983cm">
          <draw:image xlink:href="Pictures/2000000F000001D2000001D3F444D648.svm" xlink:type="simple" xlink:show="embed" xlink:actuate="onLoad">
            <text:p/>
          </draw:image>
        </draw:frame>
      </draw:g>
      <draw:g text:anchor-type="page" text:anchor-page-number="1" draw:z-index="1" draw:style-name="gr1">
        <draw:custom-shape draw:style-name="gr7" draw:text-style-name="P16" svg:width="3.001cm" svg:height="1.001cm" svg:x="1.452cm" svg:y="1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6" svg:x1="2.952cm" svg:y1="14.846cm" svg:x2="2.952cm" svg:y2="12.846cm">
          <text:p/>
        </draw:line>
        <draw:line draw:style-name="gr3" draw:text-style-name="P16" svg:x1="2.952cm" svg:y1="12.346cm" svg:x2="2.952cm" svg:y2="14.846cm">
          <text:p/>
        </draw:line>
        <draw:line draw:style-name="gr4" draw:text-style-name="P16" svg:x1="2.952cm" svg:y1="16.346cm" svg:x2="2.952cm" svg:y2="14.846cm">
          <text:p/>
        </draw:line>
        <draw:line draw:style-name="gr9" draw:text-style-name="P16" svg:x1="2.952cm" svg:y1="14.845cm" svg:x2="2.952cm" svg:y2="13.845cm">
          <text:p/>
        </draw:line>
        <draw:line draw:style-name="gr10" draw:text-style-name="P16" svg:x1="2.952cm" svg:y1="14.846cm" svg:x2="4.452cm" svg:y2="14.846cm">
          <text:p/>
        </draw:line>
        <draw:line draw:style-name="gr2" draw:text-style-name="P16" svg:x1="4.452cm" svg:y1="14.845cm" svg:x2="3.952cm" svg:y2="13.845cm">
          <text:p/>
        </draw:line>
        <draw:path draw:style-name="gr5" draw:text-style-name="P16" svg:width="3.82cm" svg:height="4.418cm" draw:transform="skewX (-0.0918043186548844) rotate (1.99019894604876) translate (2.02853681385299cm 17.5181322360523cm)" svg:viewBox="0 0 3821 4419" svg:d="m2441 172c248 20 488 72 727 166 304 120 376 380 558 578 193 211 64 529-137 697-191 159-311 374-421 587-108 209-246 410-338 627-98 233-251 441-337 676-105 287-367 463-517 715-153 257-495 209-748 167-257-43-525-102-695-275-198-201-369-424-473-684-102-255-66-535 52-785 107-223 269-393 400-598 147-228 328-434 464-666 116-199 245-397 306-618 72-260 318-402 464-617 200-294 518-51 758 11l148 68">
          <text:p/>
        </draw:path>
        <draw:frame draw:style-name="gr6" draw:text-style-name="P17" svg:width="0.579cm" svg:height="0.542cm" svg:x="2.874cm" svg:y="12.146cm">
          <draw:image xlink:href="Pictures/20000016000002450000020FA8471426.svm" xlink:type="simple" xlink:show="embed" xlink:actuate="onLoad">
            <text:p/>
          </draw:image>
        </draw:frame>
        <draw:frame draw:style-name="gr6" draw:text-style-name="P17" svg:width="0.579cm" svg:height="0.542cm" svg:x="2.874cm" svg:y="16.147cm">
          <draw:image xlink:href="Pictures/20000016000002450000020FA8471426.svm" xlink:type="simple" xlink:show="embed" xlink:actuate="onLoad">
            <text:p/>
          </draw:image>
        </draw:frame>
        <draw:frame draw:style-name="gr6" draw:text-style-name="P17" svg:width="0.477cm" svg:height="0.525cm" svg:x="2.473cm" svg:y="12.747cm">
          <draw:image xlink:href="Pictures/20000016000001D8000002080C988BB1.svm" xlink:type="simple" xlink:show="embed" xlink:actuate="onLoad">
            <text:p/>
          </draw:image>
        </draw:frame>
        <draw:frame draw:style-name="gr6" draw:text-style-name="P17" svg:width="0.491cm" svg:height="0.482cm" svg:x="2.375cm" svg:y="13.848cm">
          <draw:image xlink:href="Pictures/20000016000001F0000001D349A58883.svm" xlink:type="simple" xlink:show="embed" xlink:actuate="onLoad">
            <text:p/>
          </draw:image>
        </draw:frame>
        <draw:frame draw:style-name="gr6" draw:text-style-name="P17" svg:width="0.417cm" svg:height="0.482cm" svg:x="4.075cm" svg:y="13.748cm">
          <draw:image xlink:href="Pictures/20000016000001A5000001D3A9DC434A.svm" xlink:type="simple" xlink:show="embed" xlink:actuate="onLoad">
            <text:p/>
          </draw:image>
        </draw:frame>
        <draw:frame draw:style-name="gr6" draw:text-style-name="P17" svg:width="0.86cm" svg:height="0.542cm" svg:x="4.452cm" svg:y="14.547cm">
          <draw:image xlink:href="Pictures/2000001D0000036B000002125D8C5A37.svm" xlink:type="simple" xlink:show="embed" xlink:actuate="onLoad">
            <text:p/>
          </draw:image>
        </draw:frame>
        <draw:custom-shape draw:style-name="gr11" draw:text-style-name="P16" svg:width="0.101cm" svg:height="0.1cm" svg:x="4.352cm" svg:y="14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7" svg:width="0.417cm" svg:height="0.482cm" svg:x="4.153cm" svg:y="14.965cm">
          <draw:image xlink:href="Pictures/20000016000001A5000001D319B3EB5D.svm" xlink:type="simple" xlink:show="embed" xlink:actuate="onLoad">
            <text:p/>
          </draw:image>
        </draw:frame>
      </draw:g>
      <text:p text:style-name="P1"><text:span text:style-name="T2">Билет 16.</text:span><text:span text:style-name="T1"> Момент импульса материальной точки, момент импульса тела. Закон изменения момента импульса. Закон сохранения момента импульса тела и системы тел. </text:span></text:p>
      <text:p text:style-name="P5"><text:span text:style-name="T12">Момент импульса</text:span> материальной точки А относительно неподвижной точки О — векторная физическая величина, численно равная векторному произведению радиус-вектора и импульса.</text:p>
      <text:p text:style-name="P5"><draw:frame draw:style-name="fr1" draw:name="Объект1" text:anchor-type="as-char" svg:width="3.366cm" svg:height="0.534cm" draw:z-index="4"><draw:object xlink:href="./Object 8" xlink:type="simple" xlink:show="embed" xlink:actuate="onLoad"/><draw:image xlink:href="./ObjectReplacements/Object 8" xlink:type="simple" xlink:show="embed" xlink:actuate="onLoad"/>
    </draw:frame></text:p>
      <text:p text:style-name="P4"><text:span text:style-name="T13">Направление</text:span> определяется <text:span text:style-name="T15">правилом буравчика</text:span>: направление вектора момента импульса материальной точки совпадает с направлением поступательного движения правого винта при вращении от радиус-вектора к вектору импульса, при условии, что острие винта находится в точке, от которой отложены векторы.</text:p>
      <text:p text:style-name="P4"/>
      <text:p text:style-name="P11"><text:span text:style-name="T13">Модуль вектора момента импульса</text:span>: <text:s/><draw:frame draw:style-name="fr1" draw:name="Объект2" text:anchor-type="as-char" svg:width="5.149cm" svg:height="0.467cm" draw:z-index="5"><draw:object xlink:href="./Object 9" xlink:type="simple" xlink:show="embed" xlink:actuate="onLoad"/><draw:image xlink:href="./ObjectReplacements/Object 9" xlink:type="simple" xlink:show="embed" xlink:actuate="onLoad"/>
     <svg:desc>формула</svg:desc>
    </draw:frame></text:p>
      <text:p text:style-name="P11"><draw:frame draw:style-name="fr1" draw:name="Объект3" text:anchor-type="as-char" svg:width="9.955cm" svg:height="0.48cm" draw:z-index="6"><draw:object xlink:href="./Object 10" xlink:type="simple" xlink:show="embed" xlink:actuate="onLoad"/><draw:image xlink:href="./ObjectReplacements/Object 10" xlink:type="simple" xlink:show="embed" xlink:actuate="onLoad"/>
    </draw:frame></text:p>
      <text:p text:style-name="P12"/>
      <text:p text:style-name="P12"><text:span text:style-name="T16">Момент импульса относительно неподвижной оси </text:span><text:span text:style-name="T17">z</text:span><text:span text:style-name="T3"> – </text:span>скалярная физическая величина, равная проекции на эту ось вектора момента импульса относительно точки О на данной оси. <text:span text:style-name="T3">(</text:span><text:span text:style-name="T3"><draw:frame draw:style-name="fr1" draw:name="Объект4" text:anchor-type="as-char" svg:width="0.596cm" svg:height="0.531cm" draw:z-index="7"><draw:object xlink:href="./Object 11" xlink:type="simple" xlink:show="embed" xlink:actuate="onLoad"/><draw:image xlink:href="./ObjectReplacements/Object 11" xlink:type="simple" xlink:show="embed" xlink:actuate="onLoad"/>
      <svg:desc>формула</svg:desc>
     </draw:frame></text:span><text:span text:style-name="T3">)</text:span></text:p>
      <text:p text:style-name="P12"><text:span text:style-name="T3"><draw:frame draw:style-name="fr1" draw:name="Объект5" text:anchor-type="as-char" svg:width="0.596cm" svg:height="0.531cm" draw:z-index="8"><draw:object xlink:href="./Object 12" xlink:type="simple" xlink:show="embed" xlink:actuate="onLoad"/><draw:image xlink:href="./ObjectReplacements/Object 12" xlink:type="simple" xlink:show="embed" xlink:actuate="onLoad"/>
      <svg:desc>формула</svg:desc>
     </draw:frame></text:span>не зависит от положения точки О на оси <text:span text:style-name="T3">z.</text:span></text:p>
      <text:p text:style-name="P13"/>
      <text:p text:style-name="P6">Вычислим момент импульса АТТ, вращающегося вокруг оси вращения, относительно оси вращения.</text:p>
      <text:p text:style-name="P14">Разобьем тело на малые тела, масса которых<draw:frame draw:style-name="fr1" draw:name="Объект6" text:anchor-type="as-char" svg:width="0.958cm" svg:height="0.531cm" draw:z-index="9"><draw:object xlink:href="./Object 13" xlink:type="simple" xlink:show="embed" xlink:actuate="onLoad"/><draw:image xlink:href="./ObjectReplacements/Object 13" xlink:type="simple" xlink:show="embed" xlink:actuate="onLoad"/>
     <svg:desc>формула</svg:desc>
    </draw:frame>, и которые можно считать материальными точкам.</text:p>
      <text:p text:style-name="P15">Тогда момент импульса АТТ <draw:frame draw:style-name="fr1" draw:name="Объект7" text:anchor-type="as-char" svg:width="1.739cm" svg:height="0.586cm" draw:z-index="10"><draw:object xlink:href="./Object 14" xlink:type="simple" xlink:show="embed" xlink:actuate="onLoad"/><draw:image xlink:href="./ObjectReplacements/Object 14" xlink:type="simple" xlink:show="embed" xlink:actuate="onLoad"/>
     <svg:desc>формула</svg:desc>
    </draw:frame></text:p>
      <text:p text:style-name="P15"><draw:frame draw:style-name="fr1" draw:name="Объект8" text:anchor-type="as-char" svg:width="5.318cm" svg:height="0.781cm" draw:z-index="11"><draw:object xlink:href="./Object 15" xlink:type="simple" xlink:show="embed" xlink:actuate="onLoad"/><draw:image xlink:href="./ObjectReplacements/Object 15" xlink:type="simple" xlink:show="embed" xlink:actuate="onLoad"/>
     <svg:desc>формула</svg:desc>
    </draw:frame></text:p>
      <text:p text:style-name="P15"><draw:frame draw:style-name="fr1" draw:name="Объект9" text:anchor-type="as-char" svg:width="4.135cm" svg:height="1.755cm" draw:z-index="12"><draw:object xlink:href="./Object 16" xlink:type="simple" xlink:show="embed" xlink:actuate="onLoad"/><draw:image xlink:href="./ObjectReplacements/Object 16" xlink:type="simple" xlink:show="embed" xlink:actuate="onLoad"/>
     <svg:desc>формула</svg:desc>
    </draw:frame></text:p>
      <text:p text:style-name="P15"><draw:frame draw:style-name="fr1" draw:name="Объект10" text:anchor-type="as-char" svg:width="9.978cm" svg:height="0.515cm" draw:z-index="13"><draw:object xlink:href="./Object 17" xlink:type="simple" xlink:show="embed" xlink:actuate="onLoad"/><draw:image xlink:href="./ObjectReplacements/Object 17" xlink:type="simple" xlink:show="embed" xlink:actuate="onLoad"/>
    </draw:frame></text:p>
      <text:p text:style-name="P11"><draw:frame draw:style-name="fr1" draw:name="Объект11" text:anchor-type="as-char" svg:width="1.452cm" svg:height="0.52cm" draw:z-index="14"><draw:object xlink:href="./Object 18" xlink:type="simple" xlink:show="embed" xlink:actuate="onLoad"/><draw:image xlink:href="./ObjectReplacements/Object 18" xlink:type="simple" xlink:show="embed" xlink:actuate="onLoad"/>
    </draw:frame></text:p>
      <text:p text:style-name="P11"><text:span text:style-name="T18">Момент импульса АТТ</text:span> сонаправлен с угловой скоростью вращения и равен произведению момента инерции относительно оси вращения на угловую скорость.</text:p>
      <text:p text:style-name="P11">При равномерном вращении с постоянной угловой скоростью момент импульса АТТ постоянен.</text:p>
      <text:p text:style-name="P6"/>
      <text:p text:style-name="P8"><text:span text:style-name="T8">Пусть за время</text:span><text:span text:style-name="T8"><draw:frame draw:style-name="fr1" draw:name="Объект12" text:anchor-type="as-char" svg:width="0.684cm" svg:height="0.467cm" draw:z-index="15"><draw:object xlink:href="./Object 19" xlink:type="simple" xlink:show="embed" xlink:actuate="onLoad"/><draw:image xlink:href="./ObjectReplacements/Object 19" xlink:type="simple" xlink:show="embed" xlink:actuate="onLoad"/>
      <svg:desc>формула</svg:desc>
     </draw:frame></text:span><text:span text:style-name="T8">угловая скорость изменилась на</text:span><text:span text:style-name="T8"><draw:frame draw:style-name="fr1" draw:name="Объект13" text:anchor-type="as-char" svg:width="0.857cm" svg:height="0.467cm" draw:z-index="16"><draw:object xlink:href="./Object 20" xlink:type="simple" xlink:show="embed" xlink:actuate="onLoad"/><draw:image xlink:href="./ObjectReplacements/Object 20" xlink:type="simple" xlink:show="embed" xlink:actuate="onLoad"/>
      <svg:desc>формула</svg:desc>
     </draw:frame></text:span><text:span text:style-name="T8">. Тогда момент импульса изменился на</text:span><text:span text:style-name="T8"><draw:frame draw:style-name="fr1" draw:name="Объект14" text:anchor-type="as-char" svg:width="2.272cm" svg:height="0.467cm" draw:z-index="17"><draw:object xlink:href="./Object 21" xlink:type="simple" xlink:show="embed" xlink:actuate="onLoad"/><draw:image xlink:href="./ObjectReplacements/Object 21" xlink:type="simple" xlink:show="embed" xlink:actuate="onLoad"/>
      <svg:desc>формула</svg:desc>
     </draw:frame></text:span><text:span text:style-name="T9">(</text:span><text:span text:style-name="T9"><draw:frame draw:style-name="fr1" draw:name="Объект15" text:anchor-type="as-char" svg:width="2.272cm" svg:height="0.52cm" draw:z-index="18"><draw:object xlink:href="./Object 22" xlink:type="simple" xlink:show="embed" xlink:actuate="onLoad"/><draw:image xlink:href="./ObjectReplacements/Object 22" xlink:type="simple" xlink:show="embed" xlink:actuate="onLoad"/>
      <svg:desc>формула</svg:desc>
     </draw:frame></text:span><text:span text:style-name="T9">)</text:span></text:p>
      <text:p text:style-name="P9"><text:span text:style-name="T10">Подели обе части равенства на</text:span><text:span text:style-name="T10"><draw:frame draw:style-name="fr1" draw:name="Объект16" text:anchor-type="as-char" svg:width="0.684cm" svg:height="0.467cm" draw:z-index="19"><draw:object xlink:href="./Object 23" xlink:type="simple" xlink:show="embed" xlink:actuate="onLoad"/><draw:image xlink:href="./ObjectReplacements/Object 23" xlink:type="simple" xlink:show="embed" xlink:actuate="onLoad"/>
      <svg:desc>формула</svg:desc>
     </draw:frame></text:span><text:span text:style-name="T10">: </text:span><text:span text:style-name="T10"><draw:frame draw:style-name="fr1" draw:name="Объект17" text:anchor-type="as-char" svg:width="2.448cm" svg:height="1.051cm" draw:z-index="20"><draw:object xlink:href="./Object 24" xlink:type="simple" xlink:show="embed" xlink:actuate="onLoad"/><draw:image xlink:href="./ObjectReplacements/Object 24" xlink:type="simple" xlink:show="embed" xlink:actuate="onLoad"/>
      <svg:desc>формула</svg:desc>
     </draw:frame></text:span></text:p>
      <text:p text:style-name="P8"><text:span text:style-name="T8">Перейдем к пределу при </text:span><text:span text:style-name="T8"><draw:frame draw:style-name="fr1" draw:name="Объект18" text:anchor-type="as-char" svg:width="1.362cm" svg:height="0.467cm" draw:z-index="21"><draw:object xlink:href="./Object 25" xlink:type="simple" xlink:show="embed" xlink:actuate="onLoad"/><draw:image xlink:href="./ObjectReplacements/Object 25" xlink:type="simple" xlink:show="embed" xlink:actuate="onLoad"/>
      <svg:desc>формула</svg:desc>
     </draw:frame></text:span><text:span text:style-name="T8">: </text:span><text:span text:style-name="T8"><draw:frame draw:style-name="fr1" draw:name="Объект19" text:anchor-type="as-char" svg:width="4.023cm" svg:height="1.065cm" draw:z-index="22"><draw:object xlink:href="./Object 26" xlink:type="simple" xlink:show="embed" xlink:actuate="onLoad"/><draw:image xlink:href="./ObjectReplacements/Object 26" xlink:type="simple" xlink:show="embed" xlink:actuate="onLoad"/>
      <svg:desc>формула</svg:desc>
     </draw:frame></text:span></text:p>
      <text:p text:style-name="P8"><text:span text:style-name="T8">То есть: </text:span><text:span text:style-name="T8"><draw:frame draw:style-name="fr1" draw:name="Объект20" text:anchor-type="as-char" svg:width="4.554cm" svg:height="1.051cm" draw:z-index="23"><draw:object xlink:href="./Object 27" xlink:type="simple" xlink:show="embed" xlink:actuate="onLoad"/><draw:image xlink:href="./ObjectReplacements/Object 27" xlink:type="simple" xlink:show="embed" xlink:actuate="onLoad"/>
      <svg:desc>формула</svg:desc>
     </draw:frame></text:span><text:span text:style-name="T8">- </text:span><text:span text:style-name="T11">Основное уравнение вращательного движения</text:span></text:p>
      <text:p text:style-name="P10">Основное уравнение динамики вращательного движения в импульсной форме </text:p>
      <text:p text:style-name="P10"><text:tab/>= Закон изменения <text:s/>момента импульса</text:p>
      <text:p text:style-name="P2"><draw:frame draw:style-name="fr2" draw:name="Объект21" text:anchor-type="char" svg:x="0.323cm" svg:y="0.074cm" svg:width="2.168cm" svg:height="1.051cm" draw:z-index="2"><draw:object xlink:href="./Object 28" xlink:type="simple" xlink:show="embed" xlink:actuate="onLoad"/><draw:image xlink:href="./ObjectReplacements/Object 28" xlink:type="simple" xlink:show="embed" xlink:actuate="onLoad"/>
    </draw:frame> <text:span text:style-name="T19">Скорость изменения момента импульса АТТ равна сумме моментов всех внешних сил, действующих на тело.</text:span></text:p>
      <text:p text:style-name="P6">Из этого следует закон сохранения момента импульса.</text:p>
      <text:p text:style-name="P7">Закон сохранения момента импульса</text:p>
      <text:p text:style-name="P11">Момент импульса замкнутой системы тел остается неизменным.</text:p>
      <text:p text:style-name="P4">Так как система замкнута, сумма внешних сил равна нулю, сумма их моментов равна нулю, а тогда<draw:frame draw:style-name="fr1" draw:name="Объект23" text:anchor-type="as-char" svg:width="1.406cm" svg:height="0.467cm" draw:z-index="24"><draw:object xlink:href="./Object 30" xlink:type="simple" xlink:show="embed" xlink:actuate="onLoad"/><draw:image xlink:href="./ObjectReplacements/Object 30" xlink:type="simple" xlink:show="embed" xlink:actuate="onLoad"/>
    </draw:frame><text:span text:style-name="T3">.</text:span><draw:frame draw:style-name="fr2" draw:name="Объект22" text:anchor-type="char" svg:x="0.032cm" svg:y="0.074cm" svg:width="2.812cm" svg:height="1.051cm" draw:z-index="3"><draw:object xlink:href="./Object 29" xlink:type="simple" xlink:show="embed" xlink:actuate="onLoad"/><draw:image xlink:href="./ObjectReplacements/Object 29" xlink:type="simple" xlink:show="embed" xlink:actuate="onLoad"/>
     <svg:desc>формула</svg:desc>
    </draw:frame></text:p>
      <text:p text:style-name="P4"><text:soft-page-break/><text:span text:style-name="T14">Скамья Жуковского</text:span> — стул, свободно вращающийся вокруг своей оси. Человек держит в руках грузы. Если руки разведены, то он вращается со скоростью<draw:frame draw:style-name="fr1" draw:name="Объект24" text:anchor-type="as-char" svg:width="0.67cm" svg:height="0.531cm" draw:z-index="25"><draw:object xlink:href="./Object 31" xlink:type="simple" xlink:show="embed" xlink:actuate="onLoad"/><draw:image xlink:href="./ObjectReplacements/Object 31" xlink:type="simple" xlink:show="embed" xlink:actuate="onLoad"/>
     <svg:desc>формула</svg:desc>
    </draw:frame>. Если он согнет руки, то станет вращаться с другой скоростью<draw:frame draw:style-name="fr1" draw:name="Объект25" text:anchor-type="as-char" svg:width="1.496cm" svg:height="0.531cm" draw:z-index="26"><draw:object xlink:href="./Object 32" xlink:type="simple" xlink:show="embed" xlink:actuate="onLoad"/><draw:image xlink:href="./ObjectReplacements/Object 32" xlink:type="simple" xlink:show="embed" xlink:actuate="onLoad"/>
     <svg:desc>формула</svg:desc>
    </draw:frame>. Момент инерции уменьшился (уменьшилось плечо), тогда по закону сохранения момента импульса <draw:frame draw:style-name="fr1" draw:name="Объект26" text:anchor-type="as-char" svg:width="2.408cm" svg:height="0.531cm" draw:z-index="27"><draw:object xlink:href="./Object 33" xlink:type="simple" xlink:show="embed" xlink:actuate="onLoad"/><draw:image xlink:href="./ObjectReplacements/Object 33" xlink:type="simple" xlink:show="embed" xlink:actuate="onLoad"/>
     <svg:desc>формула</svg:desc>
    </draw:frame>получаем, что <draw:frame draw:style-name="fr1" draw:name="Объект27" text:anchor-type="as-char" svg:width="1.393cm" svg:height="0.531cm" draw:z-index="28"><draw:object xlink:href="./Object 34" xlink:type="simple" xlink:show="embed" xlink:actuate="onLoad"/><draw:image xlink:href="./ObjectReplacements/Object 34" xlink:type="simple" xlink:show="embed" xlink:actuate="onLoad"/>
     <svg:desc>формула</svg:desc>
    </draw:frame>, а тогда <draw:frame draw:style-name="fr1" draw:name="Объект28" text:anchor-type="as-char" svg:width="1.496cm" svg:height="0.531cm" draw:z-index="29"><draw:object xlink:href="./Object 35" xlink:type="simple" xlink:show="embed" xlink:actuate="onLoad"/><draw:image xlink:href="./ObjectReplacements/Object 35" xlink:type="simple" xlink:show="embed" xlink:actuate="onLoad"/>
     <svg:desc>формула</svg:desc>
    </draw:frame>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Стили_20_стрелок_20_1" draw:display-name="Стили стрелок 1" svg:viewBox="0 0 1131 902" svg:d="m564 0-564 902h1131z"/>
    <draw:stroke-dash draw:name="Fine_20_Dashed_20__28_var_29_" draw:display-name="Fine Dashed (var)" draw:style="rect" draw:dots1="1" draw:dots1-length="112%" draw:distance="283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517cm" fo:margin-left="1.032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1-09T17:31:15.15</meta:creation-date>
    <dc:date>2017-03-12T18:44:30.68</dc:date>
    <meta:editing-duration>PT8H5M18S</meta:editing-duration>
    <meta:editing-cycles>5</meta:editing-cycles>
    <meta:generator>OpenOffice.org/3.3$Win32 OpenOffice.org_project/330m20$Build-9567</meta:generator>
    <meta:print-date>2017-03-12T09:38:25.58</meta:print-date>
    <meta:document-statistic meta:table-count="0" meta:image-count="0" meta:object-count="28" meta:page-count="2" meta:paragraph-count="29" meta:word-count="321" meta:character-count="2279"/>
  </office:meta>
</office:document-meta>
</file>

<file path=Object 10/content.xml><?xml version="1.0" encoding="utf-8"?>
<math xmlns="http://www.w3.org/1998/Math/MathML">
  <semantics>
    <mstyle mathsize="11pt">
      <mrow>
        <mrow>
          <mrow>
            <mo stretchy="false">α</mo>
            <mo stretchy="false">−</mo>
            <mtext> угол между </mtext>
          </mrow>
          <mover accent="true">
            <mi>r</mi>
            <mo stretchy="false">⃗</mo>
          </mover>
          <mtext> и </mtext>
          <mover accent="true">
            <mi>p</mi>
            <mo stretchy="false">⃗</mo>
          </mover>
          <mtext>, </mtext>
          <mrow>
            <mi>l</mi>
            <mo stretchy="false">−</mo>
            <mtext> плечо </mtext>
          </mrow>
          <mover accent="true">
            <mi>p</mi>
            <mo stretchy="false">⃗</mo>
          </mover>
          <mtext> относительно точки </mtext>
          <mi>O</mi>
        </mrow>
      </mrow>
    </mstyle>
    <annotation encoding="StarMath 5.0">size 11 {%ialpha - " угол между "vec r" и " vec p", " l-" плечо " vec p" относительно точки " O}</annotation>
  </semantics>
</math>
</file>

<file path=Object 11/content.xml><?xml version="1.0" encoding="utf-8"?>
<math xmlns="http://www.w3.org/1998/Math/MathML">
  <semantics>
    <msub>
      <mi>L</mi>
      <mi>z</mi>
    </msub>
    <annotation encoding="StarMath 5.0">L_z</annotation>
  </semantics>
</math>
</file>

<file path=Object 12/content.xml><?xml version="1.0" encoding="utf-8"?>
<math xmlns="http://www.w3.org/1998/Math/MathML">
  <semantics>
    <msub>
      <mi>L</mi>
      <mi>z</mi>
    </msub>
    <annotation encoding="StarMath 5.0">L_z</annotation>
  </semantics>
</math>
</file>

<file path=Object 13/content.xml><?xml version="1.0" encoding="utf-8"?>
<math xmlns="http://www.w3.org/1998/Math/MathML">
  <semantics>
    <mrow>
      <mo stretchy="false">Δ</mo>
      <msub>
        <mi>m</mi>
        <mi>i</mi>
      </msub>
    </mrow>
    <annotation encoding="StarMath 5.0">%DELTA m_i</annotation>
  </semantics>
</math>
</file>

<file path=Object 14/content.xml><?xml version="1.0" encoding="utf-8"?>
<math xmlns="http://www.w3.org/1998/Math/MathML">
  <semantics>
    <mrow>
      <mover accent="true">
        <mi>L</mi>
        <mo stretchy="false">⃗</mo>
      </mover>
      <mo stretchy="false">=</mo>
      <mrow>
        <mo stretchy="false">∑</mo>
        <mover accent="true">
          <msub>
            <mi>L</mi>
            <mi>i</mi>
          </msub>
          <mo stretchy="false">⃗</mo>
        </mover>
      </mrow>
    </mrow>
    <annotation encoding="StarMath 5.0"> vec L = SUM vec L_i </annotation>
  </semantics>
</math>
</file>

<file path=Object 15/content.xml><?xml version="1.0" encoding="utf-8"?>
<math xmlns="http://www.w3.org/1998/Math/MathML">
  <semantics>
    <mrow>
      <mrow>
        <mfenced open="∣" close="∣">
          <msub>
            <mi>L</mi>
            <mi>i</mi>
          </msub>
        </mfenced>
        <mo stretchy="false">=</mo>
        <mo stretchy="false">Δ</mo>
      </mrow>
      <msub>
        <mi>m</mi>
        <mi>i</mi>
      </msub>
      <msub>
        <mi>r</mi>
        <mi>i</mi>
      </msub>
      <msub>
        <mi>v</mi>
        <mi>i</mi>
      </msub>
      <mi mathvariant="italic">sin</mi>
      <mrow>
        <mfrac>
          <mo stretchy="false">π</mo>
          <mn>2</mn>
        </mfrac>
        <mo stretchy="false">=</mo>
        <mo stretchy="false">Δ</mo>
      </mrow>
      <msub>
        <mi>m</mi>
        <mi>i</mi>
      </msub>
      <msub>
        <mi>r</mi>
        <mi>i</mi>
      </msub>
      <msub>
        <mi>v</mi>
        <mi>i</mi>
      </msub>
    </mrow>
    <annotation encoding="StarMath 5.0">abs{L_i}=%DELTA m_i r_i v_i sin %ipi over 2 = %DELTA m_i r_i v_i</annotation>
  </semantics>
</math>
</file>

<file path=Object 16/content.xml><?xml version="1.0" encoding="utf-8"?>
<math xmlns="http://www.w3.org/1998/Math/MathML">
  <semantics>
    <mtable>
      <mtr>
        <mtd>
          <mrow>
            <mrow>
              <msub>
                <mi>v</mi>
                <mi>i</mi>
              </msub>
              <mo stretchy="false">=</mo>
              <mo stretchy="false">ω</mo>
            </mrow>
            <msub>
              <mi>r</mi>
              <mi>i</mi>
            </msub>
          </mrow>
        </mtd>
      </mtr>
      <mtr>
        <mtd>
          <mrow>
            <mrow>
              <msub>
                <mi>L</mi>
                <mi>i</mi>
              </msub>
              <mo stretchy="false">=</mo>
              <mo stretchy="false">Δ</mo>
            </mrow>
            <msub>
              <mi>m</mi>
              <mi>i</mi>
            </msub>
            <msubsup>
              <mi>r</mi>
              <mi>i</mi>
              <mn>2</mn>
            </msubsup>
            <mo stretchy="false">ω</mo>
          </mrow>
        </mtd>
      </mtr>
      <mtr>
        <mtd>
          <mrow>
            <mrow>
              <mi>L</mi>
              <mo stretchy="false">=</mo>
              <mo stretchy="false">ω</mo>
            </mrow>
            <mrow>
              <mo stretchy="false">∑</mo>
              <mo stretchy="false">Δ</mo>
            </mrow>
            <msub>
              <mi>m</mi>
              <mi>i</mi>
            </msub>
            <mrow>
              <msubsup>
                <mi>r</mi>
                <mi>i</mi>
                <mn>2</mn>
              </msubsup>
              <mo stretchy="false">=</mo>
              <mo stretchy="false">ω</mo>
            </mrow>
            <mi>J</mi>
            <mi>n</mi>
          </mrow>
        </mtd>
      </mtr>
    </mtable>
    <annotation encoding="StarMath 5.0">v_i = %omega r_i newline
L_i = %DELTA m_i r_i ^2 %omega newline 
L = %omega SUM %DELTA m_i r_i ^2 = %omega J n</annotation>
  </semantics>
</math>
</file>

<file path=Object 17/content.xml><?xml version="1.0" encoding="utf-8"?>
<math xmlns="http://www.w3.org/1998/Math/MathML">
  <semantics>
    <mrow>
      <mi>J</mi>
      <mo stretchy="false">−</mo>
      <mtext>момент инерции тела относительно оси вращения</mtext>
    </mrow>
    <annotation encoding="StarMath 5.0">J - "момент инерции тела относительно оси вращения"</annotation>
  </semantics>
</math>
</file>

<file path=Object 18/content.xml><?xml version="1.0" encoding="utf-8"?>
<math xmlns="http://www.w3.org/1998/Math/MathML">
  <semantics>
    <mrow>
      <mrow>
        <mover accent="true">
          <mi>L</mi>
          <mo stretchy="false">⃗</mo>
        </mover>
        <mo stretchy="false">=</mo>
        <mi>J</mi>
      </mrow>
      <mover accent="true">
        <mo stretchy="false">ω</mo>
        <mo stretchy="false">⃗</mo>
      </mover>
    </mrow>
    <annotation encoding="StarMath 5.0">vec L =J vec %omega</annotation>
  </semantics>
</math>
</file>

<file path=Object 19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0/content.xml><?xml version="1.0" encoding="utf-8"?>
<math xmlns="http://www.w3.org/1998/Math/MathML">
  <semantics>
    <mrow>
      <mo stretchy="false">Δ</mo>
      <mo stretchy="false">ω</mo>
    </mrow>
    <annotation encoding="StarMath 5.0">%DELTA %omega</annotation>
  </semantics>
</math>
</file>

<file path=Object 21/content.xml><?xml version="1.0" encoding="utf-8"?>
<math xmlns="http://www.w3.org/1998/Math/MathML">
  <semantics>
    <mrow>
      <mo stretchy="false">Δ</mo>
      <mrow>
        <mi>L</mi>
        <mo stretchy="false">=</mo>
        <mrow>
          <mi>J</mi>
          <mo stretchy="false">⋅</mo>
          <mo stretchy="false">Δ</mo>
        </mrow>
      </mrow>
      <mo stretchy="false">ω</mo>
    </mrow>
    <annotation encoding="StarMath 5.0">%DELTA L = J cdot %DELTA %omega</annotation>
  </semantics>
</math>
</file>

<file path=Object 22/content.xml><?xml version="1.0" encoding="utf-8"?>
<math xmlns="http://www.w3.org/1998/Math/MathML">
  <semantics>
    <mrow>
      <mo stretchy="false">Δ</mo>
      <mrow>
        <mover accent="true">
          <mi>L</mi>
          <mo stretchy="false">⃗</mo>
        </mover>
        <mo stretchy="false">=</mo>
        <mrow>
          <mi>J</mi>
          <mo stretchy="false">⋅</mo>
          <mo stretchy="false">Δ</mo>
        </mrow>
      </mrow>
      <mover accent="true">
        <mo stretchy="false">ω</mo>
        <mo stretchy="false">⃗</mo>
      </mover>
    </mrow>
    <annotation encoding="StarMath 5.0">%DELTA vec L = J cdot %DELTA  vec %omega</annotation>
  </semantics>
</math>
</file>

<file path=Object 23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4/content.xml><?xml version="1.0" encoding="utf-8"?>
<math xmlns="http://www.w3.org/1998/Math/MathML">
  <semantics>
    <mrow>
      <mfrac>
        <mrow>
          <mo stretchy="false">Δ</mo>
          <mover accent="true">
            <mi>L</mi>
            <mo stretchy="false">⃗</mo>
          </mover>
        </mrow>
        <mrow>
          <mo stretchy="false">Δ</mo>
          <mi>t</mi>
        </mrow>
      </mfrac>
      <mo stretchy="false">=</mo>
      <mrow>
        <mi>J</mi>
        <mo stretchy="false">⋅</mo>
        <mfrac>
          <mrow>
            <mo stretchy="false">Δ</mo>
            <mover accent="true">
              <mo stretchy="false">ω</mo>
              <mo stretchy="false">⃗</mo>
            </mover>
          </mrow>
          <mrow>
            <mo stretchy="false">Δ</mo>
            <mi>t</mi>
          </mrow>
        </mfrac>
      </mrow>
    </mrow>
    <annotation encoding="StarMath 5.0">{%DELTA vec L} over {%DELTA t }= J cdot  {{%DELTA vec %omega} over {%DELTA t }}</annotation>
  </semantics>
</math>
</file>

<file path=Object 25/content.xml><?xml version="1.0" encoding="utf-8"?>
<math xmlns="http://www.w3.org/1998/Math/MathML">
  <semantics>
    <mrow>
      <mo stretchy="false">Δ</mo>
      <mrow>
        <mi>t</mi>
        <mo stretchy="false">→</mo>
        <mn>0</mn>
      </mrow>
    </mrow>
    <annotation encoding="StarMath 5.0">%DELTA t toward 0</annotation>
  </semantics>
</math>
</file>

<file path=Object 26/content.xml><?xml version="1.0" encoding="utf-8"?>
<math xmlns="http://www.w3.org/1998/Math/MathML">
  <semantics>
    <mrow>
      <mrow>
        <munder>
          <mi>lim</mi>
          <mrow>
            <mo stretchy="false">Δ</mo>
            <mrow>
              <mi>t</mi>
              <mo stretchy="false">→</mo>
              <mn>0</mn>
            </mrow>
          </mrow>
        </munder>
        <mfrac>
          <mrow>
            <mo stretchy="false">Δ</mo>
            <mover accent="true">
              <mi>L</mi>
              <mo stretchy="false">⃗</mo>
            </mover>
          </mrow>
          <mrow>
            <mo stretchy="false">Δ</mo>
            <mi>t</mi>
          </mrow>
        </mfrac>
      </mrow>
      <mo stretchy="false">=</mo>
      <mrow>
        <mi>J</mi>
        <mo stretchy="false">⋅</mo>
        <mrow>
          <munder>
            <mi>lim</mi>
            <mrow>
              <mo stretchy="false">Δ</mo>
              <mrow>
                <mi>t</mi>
                <mo stretchy="false">→</mo>
                <mn>0</mn>
              </mrow>
            </mrow>
          </munder>
          <mfrac>
            <mrow>
              <mo stretchy="false">Δ</mo>
              <mover accent="true">
                <mo stretchy="false">ω</mo>
                <mo stretchy="false">⃗</mo>
              </mover>
            </mrow>
            <mrow>
              <mo stretchy="false">Δ</mo>
              <mi>t</mi>
            </mrow>
          </mfrac>
        </mrow>
      </mrow>
    </mrow>
    <annotation encoding="StarMath 5.0"> lim csub{%DELTA t toward 0} { {%DELTA vec L} over {%DELTA t }}=J cdot lim  csub{%DELTA t toward 0}    {{%DELTA vec %omega} over {%DELTA t }}</annotation>
  </semantics>
</math>
</file>

<file path=Object 27/content.xml><?xml version="1.0" encoding="utf-8"?>
<math xmlns="http://www.w3.org/1998/Math/MathML">
  <semantics>
    <mrow>
      <mrow>
        <mfrac>
          <mrow>
            <mi>d</mi>
            <mover accent="true">
              <mi>L</mi>
              <mo stretchy="false">⃗</mo>
            </mover>
          </mrow>
          <mrow>
            <mi>d</mi>
            <mi>t</mi>
          </mrow>
        </mfrac>
        <mo stretchy="false">=</mo>
        <mi>J</mi>
      </mrow>
      <mrow>
        <mfrac>
          <mrow>
            <mi>d</mi>
            <mover accent="true">
              <mo stretchy="false">ω</mo>
              <mo stretchy="false">⃗</mo>
            </mover>
          </mrow>
          <mrow>
            <mi>d</mi>
            <mi>t</mi>
          </mrow>
        </mfrac>
        <mo stretchy="false">=</mo>
        <mi>J</mi>
      </mrow>
      <mrow>
        <mover accent="true">
          <mo stretchy="false">β</mo>
          <mo stretchy="false">⃗</mo>
        </mover>
        <mo stretchy="false">=</mo>
        <mrow>
          <mo stretchy="false">∑</mo>
          <mover accent="true">
            <mi>M</mi>
            <mo stretchy="false">⃗</mo>
          </mover>
        </mrow>
      </mrow>
    </mrow>
    <annotation encoding="StarMath 5.0">{ {d vec L} over {d t }}=J     {{d vec %omega} over {d t }} = J vec %ibeta = SUM vec M</annotation>
  </semantics>
</math>
</file>

<file path=Object 28/content.xml><?xml version="1.0" encoding="utf-8"?>
<math xmlns="http://www.w3.org/1998/Math/MathML">
  <semantics>
    <mrow>
      <mfrac>
        <mrow>
          <mi>d</mi>
          <mover accent="true">
            <mi>L</mi>
            <mo stretchy="false">⃗</mo>
          </mover>
        </mrow>
        <mrow>
          <mi>d</mi>
          <mi>t</mi>
        </mrow>
      </mfrac>
      <mo stretchy="false">=</mo>
      <mrow>
        <mo stretchy="false">∑</mo>
        <mover accent="true">
          <mi>M</mi>
          <mo stretchy="false">⃗</mo>
        </mover>
      </mrow>
    </mrow>
    <annotation encoding="StarMath 5.0">{ {d vec L} over {d t }}= SUM vec M</annotation>
  </semantics>
</math>
</file>

<file path=Object 29/content.xml><?xml version="1.0" encoding="utf-8"?>
<math xmlns="http://www.w3.org/1998/Math/MathML">
  <semantics>
    <mrow>
      <mrow>
        <mfrac>
          <mrow>
            <mi>d</mi>
            <mover accent="true">
              <mi>L</mi>
              <mo stretchy="false">⃗</mo>
            </mover>
          </mrow>
          <mrow>
            <mi>d</mi>
            <mi>t</mi>
          </mrow>
        </mfrac>
        <mo stretchy="false">=</mo>
        <mrow>
          <mo stretchy="false">∑</mo>
          <mover accent="true">
            <mi>M</mi>
            <mo stretchy="false">⃗</mo>
          </mover>
        </mrow>
      </mrow>
      <mo stretchy="false">=</mo>
      <mn>0</mn>
    </mrow>
    <annotation encoding="StarMath 5.0">{ {d vec L} over {d t }}= SUM vec M = 0 </annotation>
  </semantics>
</math>
</file>

<file path=Object 30/content.xml><?xml version="1.0" encoding="utf-8"?>
<math xmlns="http://www.w3.org/1998/Math/MathML">
  <semantics>
    <mrow>
      <mo stretchy="false">Δ</mo>
      <mrow>
        <mi>L</mi>
        <mo stretchy="false">=</mo>
        <mn>0</mn>
      </mrow>
    </mrow>
    <annotation encoding="StarMath 5.0">%DELTA  L = 0</annotation>
  </semantics>
</math>
</file>

<file path=Object 31/content.xml><?xml version="1.0" encoding="utf-8"?>
<math xmlns="http://www.w3.org/1998/Math/MathML">
  <semantics>
    <msub>
      <mo stretchy="false">ω</mo>
      <mn>1</mn>
    </msub>
    <annotation encoding="StarMath 5.0"> %iomega_1</annotation>
  </semantics>
</math>
</file>

<file path=Object 32/content.xml><?xml version="1.0" encoding="utf-8"?>
<math xmlns="http://www.w3.org/1998/Math/MathML">
  <semantics>
    <mrow>
      <msub>
        <mo stretchy="false">ω</mo>
        <mn>2</mn>
      </msub>
      <mo stretchy="false">&gt;</mo>
      <msub>
        <mo stretchy="false">ω</mo>
        <mn>1</mn>
      </msub>
    </mrow>
    <annotation encoding="StarMath 5.0"> %iomega_2&gt; %iomega_1</annotation>
  </semantics>
</math>
</file>

<file path=Object 33/content.xml><?xml version="1.0" encoding="utf-8"?>
<math xmlns="http://www.w3.org/1998/Math/MathML">
  <semantics>
    <mrow>
      <msub>
        <mi>J</mi>
        <mn>1</mn>
      </msub>
      <mrow>
        <msub>
          <mo stretchy="false">ω</mo>
          <mn>2</mn>
        </msub>
        <mo stretchy="false">=</mo>
        <msub>
          <mi>J</mi>
          <mn>2</mn>
        </msub>
      </mrow>
      <msub>
        <mo stretchy="false">ω</mo>
        <mn>1</mn>
      </msub>
    </mrow>
    <annotation encoding="StarMath 5.0">J_1 %iomega_2= J_2 %iomega_1</annotation>
  </semantics>
</math>
</file>

<file path=Object 34/content.xml><?xml version="1.0" encoding="utf-8"?>
<math xmlns="http://www.w3.org/1998/Math/MathML">
  <semantics>
    <mrow>
      <msub>
        <mi>J</mi>
        <mn>2</mn>
      </msub>
      <mo stretchy="false">&lt;</mo>
      <msub>
        <mi>J</mi>
        <mn>1</mn>
      </msub>
    </mrow>
    <annotation encoding="StarMath 5.0"> J_2&lt;J_1</annotation>
  </semantics>
</math>
</file>

<file path=Object 35/content.xml><?xml version="1.0" encoding="utf-8"?>
<math xmlns="http://www.w3.org/1998/Math/MathML">
  <semantics>
    <mrow>
      <msub>
        <mo stretchy="false">ω</mo>
        <mn>2</mn>
      </msub>
      <mo stretchy="false">&gt;</mo>
      <msub>
        <mo stretchy="false">ω</mo>
        <mn>1</mn>
      </msub>
    </mrow>
    <annotation encoding="StarMath 5.0"> %iomega_2&gt; %iomega_1</annotation>
  </semantics>
</math>
</file>

<file path=Object 8/content.xml><?xml version="1.0" encoding="utf-8"?>
<math xmlns="http://www.w3.org/1998/Math/MathML">
  <semantics>
    <mrow>
      <mrow>
        <mover accent="true">
          <mi>L</mi>
          <mo stretchy="false">⃗</mo>
        </mover>
        <mo stretchy="false">=</mo>
        <mrow>
          <mo stretchy="false">[</mo>
          <mrow>
            <mover accent="true">
              <mi>r</mi>
              <mo stretchy="false">⃗</mo>
            </mover>
            <mo stretchy="false">⋅</mo>
            <mover accent="true">
              <mi>p</mi>
              <mo stretchy="false">⃗</mo>
            </mover>
          </mrow>
          <mo stretchy="false">]</mo>
        </mrow>
      </mrow>
      <mo stretchy="false">=</mo>
      <mrow>
        <mo stretchy="false">[</mo>
        <mrow>
          <mrow>
            <mover accent="true">
              <mi>r</mi>
              <mo stretchy="false">⃗</mo>
            </mover>
            <mo stretchy="false">⋅</mo>
            <mi>m</mi>
          </mrow>
          <mover accent="true">
            <mi>v</mi>
            <mo stretchy="false">⃗</mo>
          </mover>
        </mrow>
        <mo stretchy="false">]</mo>
      </mrow>
    </mrow>
    <annotation encoding="StarMath 5.0"> vec L = [vec r cdot vec p]=[vec r cdot m vec v]</annotation>
  </semantics>
</math>
</file>

<file path=Object 9/content.xml><?xml version="1.0" encoding="utf-8"?>
<math xmlns="http://www.w3.org/1998/Math/MathML">
  <semantics>
    <mrow>
      <mrow>
        <mi>L</mi>
        <mo stretchy="false">=</mo>
        <mi>r</mi>
      </mrow>
      <mi>p</mi>
      <mi mathvariant="italic">sin</mi>
      <mrow>
        <mo stretchy="false">α</mo>
        <mo stretchy="false">=</mo>
        <mi>r</mi>
      </mrow>
      <mi mathvariant="italic">mv</mi>
      <mi mathvariant="italic">sin</mi>
      <mrow>
        <mo stretchy="false">α</mo>
        <mo stretchy="false">=</mo>
        <mi>p</mi>
      </mrow>
      <mi>l</mi>
    </mrow>
    <annotation encoding="StarMath 5.0">L =r p sin %ialpha= r mv sin %ialpha = p l</annotation>
  </semantics>
</math>
</file>